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BaseBehavior.getNeares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BaseBehavior.setStyleClass( String styl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BaseBehavior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StateAttribute( String name , String value , AbstractHtmlState ts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tmlBaseBehavior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TagId( String ta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getOnCl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getJavaScrip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renderNameAndId( AbstractHtmlState state , FormBehavior parentFor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mlBaseBehavior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Attribute( String name , String value , String fac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BaseBehavior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setStyle( String 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BaseBehavior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BaseBehavior.getTag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